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1852"/>
    </style:style>
    <style:style style:name="P2" style:family="paragraph" style:parent-style-name="Standard">
      <style:text-properties officeooo:paragraph-rsid="000f0cb4"/>
    </style:style>
    <style:style style:name="P3" style:family="paragraph" style:parent-style-name="Standard">
      <style:text-properties officeooo:paragraph-rsid="0010fe4c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e1852"/>
    </style:style>
    <style:style style:name="T1" style:family="text">
      <style:text-properties officeooo:rsid="000e1852"/>
    </style:style>
    <style:style style:name="T2" style:family="text">
      <style:text-properties officeooo:rsid="000f0cb4"/>
    </style:style>
    <style:style style:name="T3" style:family="text">
      <style:text-properties officeooo:rsid="001144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bibarySearchTree.h</text:p>
      <text:p text:style-name="Standard">// afater Mark A. Weiss, Chapter 4</text:p>
      <text:p text:style-name="Standard"/>
      <text:p text:style-name="Standard">// KV replaced exceptions with assert statements;</text:p>
      <text:p text:style-name="Standard"/>
      <text:p text:style-name="Standard">#ifndef BINARY_SEARCH_TREE_H</text:p>
      <text:p text:style-name="Standard">#define BINARY_SEARCH_TREE_H</text:p>
      <text:p text:style-name="Standard"/>
      <text:p text:style-name="Standard">//#include "dsexceptions.h"</text:p>
      <text:p text:style-name="Standard">#include &lt;cassert&gt;</text:p>
      <text:p text:style-name="Standard">#include &lt;algorithm&gt;</text:p>
      <text:p text:style-name="Standard">#include &lt;iostream&gt;</text:p>
      <text:p text:style-name="Standard">using namespace std; <text:s text:c="6"/></text:p>
      <text:p text:style-name="Standard"/>
      <text:p text:style-name="Standard"/>
      <text:p text:style-name="Standard">template &lt;typename C&gt;</text:p>
      <text:p text:style-name="Standard">class BinarySearchTree</text:p>
      <text:p text:style-name="Standard">{</text:p>
      <text:p text:style-name="Standard"/>
      <text:p text:style-name="Standard"><text:s/>private:</text:p>
      <text:p text:style-name="Standard"><text:s text:c="2"/>struct BinaryNode</text:p>
      <text:p text:style-name="Standard"><text:s text:c="4"/>{</text:p>
      <text:p text:style-name="Standard"><text:s text:c="6"/>C element;</text:p>
      <text:p text:style-name="Standard"><text:s text:c="6"/>BinaryNode *left;</text:p>
      <text:p text:style-name="Standard"><text:s text:c="6"/>BinaryNode *right;</text:p>
      <text:p text:style-name="Standard"><text:s text:c="6"/>BinaryNode *parent;</text:p>
      <text:p text:style-name="Standard"/>
      <text:p text:style-name="Standard"><text:s text:c="4"/>BinaryNode( const C &amp; theElement, BinaryNode *lt, BinaryNode *rt,</text:p>
      <text:p text:style-name="Standard"><text:tab/><text:tab/>BinaryNode* par)</text:p>
      <text:p text:style-name="Standard"><text:s text:c="4"/>: element{ theElement }, left{ lt }, right{ rt }, parent{par}</text:p>
      <text:p text:style-name="Standard"><text:s text:c="6"/>{ }</text:p>
      <text:p text:style-name="Standard"><text:s text:c="8"/></text:p>
      <text:p text:style-name="Standard"><text:s text:c="4"/>BinaryNode( C &amp;&amp; theElement, BinaryNode *lt, BinaryNode *rt,</text:p>
      <text:p text:style-name="Standard"><text:tab/><text:tab/>BinaryNode * par)</text:p>
      <text:p text:style-name="Standard"><text:s text:c="4"/>: element{ std::move( theElement ) }, left{ lt }, right{ rt },parent{par}</text:p>
      <text:p text:style-name="Standard"><text:s text:c="6"/>{ }</text:p>
      <text:p text:style-name="Standard"><text:s text:c="2"/>};</text:p>
      <text:p text:style-name="Standard"><text:s text:c="4"/></text:p>
      <text:p text:style-name="Standard"><text:s text:c="2"/>public:</text:p>
      <text:p text:style-name="Standard"/>
      <text:p text:style-name="Standard"><text:s text:c="2"/>class iterator</text:p>
      <text:p text:style-name="Standard"><text:s text:c="2"/>{</text:p>
      <text:p text:style-name="Standard"><text:s text:c="2"/>public:</text:p>
      <text:p text:style-name="Standard"/>
      <text:p text:style-name="Standard"><text:s text:c="4"/>iterator () : current(nullptr) {}</text:p>
      <text:p text:style-name="Standard"/>
      <text:p text:style-name="Standard"><text:s text:c="4"/>iterator (BinaryNode * t) :current(t) {}</text:p>
      <text:p text:style-name="Standard"/>
      <text:p text:style-name="Standard"><text:s text:c="4"/>C &amp; operator *() const</text:p>
      <text:p text:style-name="Standard"><text:soft-page-break/><text:s text:c="6"/>{</text:p>
      <text:p text:style-name="Standard"><text:tab/>return current-&gt;element;</text:p>
      <text:p text:style-name="Standard"><text:s text:c="6"/>}</text:p>
      <text:p text:style-name="Standard"/>
      <text:p text:style-name="Standard"><text:s text:c="4"/>//prefix</text:p>
      <text:p text:style-name="Standard"><text:s text:c="4"/>iterator &amp; operator ++()</text:p>
      <text:p text:style-name="Standard"><text:s text:c="6"/>{</text:p>
      <text:p text:style-name="Standard"><text:tab/>/*<text:tab/></text:p>
      <text:p text:style-name="Standard"><text:tab/>// fill in</text:p>
      <text:p text:style-name="Standard"><text:tab/><text:span text:style-name="T1">if (is_root (current))</text:span></text:p>
      <text:p text:style-name="P2"><text:tab/><text:span text:style-name="T1">{</text:span></text:p>
      <text:p text:style-name="P2"><text:tab/> <text:s text:c="4"/><text:tab/><text:span text:style-name="T2">if (current → right != nullptr)</text:span></text:p>
      <text:p text:style-name="P2"><text:tab/><text:tab/><text:span text:style-name="T2">{</text:span></text:p>
      <text:p text:style-name="P2"><text:tab/><text:tab/><text:tab/><text:span text:style-name="T2">return leftmost(current → right);</text:span></text:p>
      <text:p text:style-name="P2"><text:tab/><text:tab/><text:span text:style-name="T2">}</text:span></text:p>
      <text:p text:style-name="P2"/>
      <text:p text:style-name="P2"><text:tab/><text:tab/><text:span text:style-name="T2">else</text:span></text:p>
      <text:p text:style-name="P2"><text:tab/><text:tab/><text:tab/><text:span text:style-name="T2">return nullptr;</text:span></text:p>
      <text:p text:style-name="Standard"><text:tab/><text:span text:style-name="T1">}</text:span></text:p>
      <text:p text:style-name="Standard"/>
      <text:p text:style-name="Standard"><text:tab/><text:span text:style-name="T2">else if (is_left_child(current))</text:span></text:p>
      <text:p text:style-name="Standard"><text:tab/><text:span text:style-name="T2">{</text:span></text:p>
      <text:p text:style-name="Standard"><text:tab/><text:tab/><text:span text:style-name="T2">if (current → left == nullptr &amp;&amp; current → right == nullptr)</text:span></text:p>
      <text:p text:style-name="Standard"><text:tab/><text:tab/><text:span text:style-name="T2">{</text:span></text:p>
      <text:p text:style-name="Standard"><text:tab/><text:tab/><text:tab/><text:span text:style-name="T2">current = current → parent;</text:span></text:p>
      <text:p text:style-name="Standard"><text:tab/><text:tab/><text:span text:style-name="T2">}</text:span></text:p>
      <text:p text:style-name="Standard"><text:tab/><text:tab/></text:p>
      <text:p text:style-name="P3"><text:tab/><text:tab/><text:span text:style-name="T2">if (current → right != nullptr)</text:span></text:p>
      <text:p text:style-name="P3"><text:tab/><text:tab/><text:span text:style-name="T2">{</text:span></text:p>
      <text:p text:style-name="P3"><text:tab/><text:tab/><text:tab/><text:span text:style-name="T2">return leftmost(current → right);</text:span></text:p>
      <text:p text:style-name="P3"><text:tab/><text:tab/><text:span text:style-name="T2">}</text:span></text:p>
      <text:p text:style-name="Standard"><text:tab/><text:span text:style-name="T2">}</text:span></text:p>
      <text:p text:style-name="Standard"/>
      <text:p text:style-name="Standard"><text:tab/><text:span text:style-name="T3">else if (is_right_child(current))</text:span></text:p>
      <text:p text:style-name="Standard"><text:tab/><text:span text:style-name="T3">{</text:span></text:p>
      <text:p text:style-name="Standard"><text:tab/><text:tab/><text:span text:style-name="T3">if (current → right != nullptr)</text:span></text:p>
      <text:p text:style-name="Standard"><text:tab/><text:tab/><text:tab/><text:span text:style-name="T3">current = leftmost(current → right);</text:span></text:p>
      <text:p text:style-name="Standard"/>
      <text:p text:style-name="Standard"><text:tab/><text:tab/><text:span text:style-name="T3">else if (current → right == nullptr)</text:span></text:p>
      <text:p text:style-name="Standard"><text:tab/><text:tab/><text:tab/><text:span text:style-name="T3">current = follow_parent_until_left_child(current);</text:span></text:p>
      <text:p text:style-name="Standard"><text:tab/><text:span text:style-name="T3">}</text:span></text:p>
      <text:p text:style-name="Standard"><text:tab/>*/</text:p>
      <text:p text:style-name="Standard"><text:tab/></text:p>
      <text:p text:style-name="Standard"><text:tab/>return *this;</text:p>
      <text:p text:style-name="Standard"><text:s text:c="6"/>}</text:p>
      <text:p text:style-name="Standard"/>
      <text:p text:style-name="Standard"><text:s text:c="4"/>//postfix</text:p>
      <text:p text:style-name="Standard"><text:s text:c="4"/>iterator &amp; operator ++(int)</text:p>
      <text:p text:style-name="Standard"><text:s text:c="6"/>{</text:p>
      <text:p text:style-name="Standard"><text:soft-page-break/><text:tab/>iterator old(*this);</text:p>
      <text:p text:style-name="Standard"><text:tab/>++(*this);</text:p>
      <text:p text:style-name="Standard"><text:tab/>return old;</text:p>
      <text:p text:style-name="Standard"><text:s text:c="6"/>}</text:p>
      <text:p text:style-name="Standard"/>
      <text:p text:style-name="Standard"><text:s text:c="4"/>bool operator ==(iterator other) const</text:p>
      <text:p text:style-name="Standard"><text:s text:c="4"/>{</text:p>
      <text:p text:style-name="Standard"><text:s text:c="6"/>return current == other.current;</text:p>
      <text:p text:style-name="Standard"><text:s text:c="4"/>}</text:p>
      <text:p text:style-name="Standard"/>
      <text:p text:style-name="Standard"><text:s text:c="4"/>bool operator != (iterator other) const</text:p>
      <text:p text:style-name="Standard"><text:s text:c="4"/>{</text:p>
      <text:p text:style-name="Standard"><text:s text:c="6"/>return current != other.current;</text:p>
      <text:p text:style-name="Standard"><text:s text:c="4"/>}</text:p>
      <text:p text:style-name="Standard"/>
      <text:p text:style-name="Standard"><text:s text:c="2"/>protected:</text:p>
      <text:p text:style-name="Standard"/>
      <text:p text:style-name="Standard"><text:s text:c="4"/>BinaryNode * current;</text:p>
      <text:p text:style-name="Standard"/>
      <text:p text:style-name="Standard"><text:s text:c="4"/>// various internal functions ...</text:p>
      <text:p text:style-name="Standard"><text:tab/>// see Step 4 of Lab7</text:p>
      <text:p text:style-name="Standard"/>
      <text:p text:style-name="Standard"><text:s text:c="4"/>bool is_root(BinaryNode *t)</text:p>
      <text:p text:style-name="Standard"><text:s text:c="4"/>{</text:p>
      <text:p text:style-name="Standard"><text:tab/>if(t -&gt; parent == nullptr)<text:tab/></text:p>
      <text:p text:style-name="Standard"><text:tab/><text:tab/>return true;</text:p>
      <text:p text:style-name="Standard"><text:tab/>else</text:p>
      <text:p text:style-name="Standard"><text:tab/><text:tab/>return false;</text:p>
      <text:p text:style-name="Standard"><text:s text:c="4"/>}</text:p>
      <text:p text:style-name="Standard"/>
      <text:p text:style-name="Standard"><text:s text:c="4"/>bool is_left_child(BinaryNode * t)</text:p>
      <text:p text:style-name="Standard"><text:s text:c="4"/>{</text:p>
      <text:p text:style-name="Standard"><text:tab/>if(t -&gt; parent &gt; t) <text:tab/></text:p>
      <text:p text:style-name="Standard"><text:tab/><text:tab/>return true;</text:p>
      <text:p text:style-name="Standard"><text:tab/>else</text:p>
      <text:p text:style-name="Standard"><text:tab/><text:tab/>return false;</text:p>
      <text:p text:style-name="Standard"><text:s text:c="4"/>}</text:p>
      <text:p text:style-name="Standard"/>
      <text:p text:style-name="Standard"><text:s text:c="4"/>bool is_right_child(BinaryNode * t)</text:p>
      <text:p text:style-name="Standard"><text:s text:c="4"/>{</text:p>
      <text:p text:style-name="Standard"><text:tab/>if(t -&gt; parent &lt; t)<text:tab/></text:p>
      <text:p text:style-name="Standard"><text:tab/><text:tab/>return true;</text:p>
      <text:p text:style-name="Standard"><text:tab/>else</text:p>
      <text:p text:style-name="Standard"><text:tab/><text:tab/>return false;</text:p>
      <text:p text:style-name="Standard"><text:s text:c="4"/>}</text:p>
      <text:p text:style-name="Standard"/>
      <text:p text:style-name="Standard"><text:s text:c="4"/>BinaryNode * leftmost(BinaryNode * t)</text:p>
      <text:p text:style-name="Standard"><text:s text:c="4"/>{</text:p>
      <text:p text:style-name="Standard"><text:tab/>if(t -&gt; left == nullptr)</text:p>
      <text:p text:style-name="Standard"><text:soft-page-break/><text:tab/>{</text:p>
      <text:p text:style-name="Standard"><text:tab/><text:tab/>return t;</text:p>
      <text:p text:style-name="Standard"><text:tab/>}</text:p>
      <text:p text:style-name="Standard"><text:tab/>else<text:tab/></text:p>
      <text:p text:style-name="Standard"><text:tab/><text:tab/>while(t -&gt; left)<text:tab/></text:p>
      <text:p text:style-name="Standard"><text:tab/><text:tab/>{<text:tab/></text:p>
      <text:p text:style-name="Standard"><text:tab/><text:tab/><text:tab/>t = t -&gt; left;<text:tab/><text:tab/></text:p>
      <text:p text:style-name="Standard"><text:tab/><text:tab/><text:tab/>if(t -&gt; left == nullptr)</text:p>
      <text:p text:style-name="Standard"><text:tab/><text:tab/><text:tab/>return t;</text:p>
      <text:p text:style-name="Standard"><text:tab/><text:tab/><text:tab/>break;<text:tab/></text:p>
      <text:p text:style-name="Standard"><text:tab/><text:tab/>}</text:p>
      <text:p text:style-name="Standard"><text:tab/></text:p>
      <text:p text:style-name="Standard"><text:tab/><text:tab/></text:p>
      <text:p text:style-name="Standard"><text:s text:c="4"/>}</text:p>
      <text:p text:style-name="Standard"/>
      <text:p text:style-name="Standard"><text:s text:c="4"/>BinaryNode * follow_parents_until_leftchild(BinaryNode * t)</text:p>
      <text:p text:style-name="Standard"><text:s text:c="4"/>{</text:p>
      <text:p text:style-name="Standard"><text:tab/>while(t -&gt; parent != nullptr)</text:p>
      <text:p text:style-name="Standard"><text:tab/>{</text:p>
      <text:p text:style-name="Standard"><text:tab/><text:tab/>if (t &lt; (t -&gt; parent))<text:tab/><text:tab/></text:p>
      <text:p text:style-name="Standard"><text:tab/><text:tab/>{</text:p>
      <text:p text:style-name="Standard"><text:tab/><text:tab/><text:tab/>t = t -&gt; parent;</text:p>
      <text:p text:style-name="Standard"><text:tab/><text:tab/><text:tab/>return t;</text:p>
      <text:p text:style-name="Standard"><text:tab/><text:tab/>}</text:p>
      <text:p text:style-name="Standard"><text:tab/><text:tab/>else</text:p>
      <text:p text:style-name="Standard"><text:tab/><text:tab/><text:tab/>t = t -&gt; parent;<text:tab/><text:tab/></text:p>
      <text:p text:style-name="Standard"><text:tab/><text:tab/><text:tab/></text:p>
      <text:p text:style-name="Standard"><text:tab/>}<text:tab/></text:p>
      <text:p text:style-name="Standard"><text:s text:c="4"/>}</text:p>
      <text:p text:style-name="Standard"/>
      <text:p text:style-name="Standard"/>
      <text:p text:style-name="Standard"><text:s text:c="2"/>};</text:p>
      <text:p text:style-name="Standard"><text:tab/></text:p>
      <text:p text:style-name="Standard"><text:s/>public:</text:p>
      <text:p text:style-name="Standard"/>
      <text:p text:style-name="Standard"><text:s text:c="4"/>BinarySearchTree( ) : root{ nullptr }</text:p>
      <text:p text:style-name="Standard"><text:s text:c="4"/>{</text:p>
      <text:p text:style-name="Standard"><text:s text:c="4"/>}</text:p>
      <text:p text:style-name="Standard"/>
      <text:p text:style-name="Standard"><text:s text:c="4"/>BinarySearchTree( const BinarySearchTree &amp; rhs ) : root{ nullptr }</text:p>
      <text:p text:style-name="Standard"><text:s text:c="4"/>{</text:p>
      <text:p text:style-name="Standard"><text:s text:c="8"/>root = clone( rhs.root );</text:p>
      <text:p text:style-name="Standard"><text:s text:c="4"/>}</text:p>
      <text:p text:style-name="Standard"/>
      <text:p text:style-name="Standard"><text:s text:c="4"/>BinarySearchTree( BinarySearchTree &amp;&amp; rhs ) : root{ rhs.root }</text:p>
      <text:p text:style-name="Standard"><text:s text:c="4"/>{</text:p>
      <text:p text:style-name="Standard"><text:s text:c="8"/>rhs.root = nullptr;</text:p>
      <text:p text:style-name="Standard"><text:s text:c="4"/>}</text:p>
      <text:p text:style-name="Standard"><text:s text:c="4"/></text:p>
      <text:p text:style-name="Standard"><text:soft-page-break/></text:p>
      <text:p text:style-name="Standard"><text:s text:c="4"/>~BinarySearchTree( )</text:p>
      <text:p text:style-name="Standard"><text:s text:c="4"/>{</text:p>
      <text:p text:style-name="Standard"><text:s text:c="8"/>makeEmpty( );</text:p>
      <text:p text:style-name="Standard"><text:s text:c="4"/>}</text:p>
      <text:p text:style-name="Standard"/>
      <text:p text:style-name="Standard"/>
      <text:p text:style-name="Standard"><text:s text:c="4"/>BinarySearchTree &amp; operator=( const BinarySearchTree &amp; rhs )</text:p>
      <text:p text:style-name="Standard"><text:s text:c="4"/>{</text:p>
      <text:p text:style-name="Standard"><text:s text:c="8"/>BinarySearchTree copy = rhs;</text:p>
      <text:p text:style-name="Standard"><text:s text:c="8"/>std::swap( *this, copy );</text:p>
      <text:p text:style-name="Standard"><text:s text:c="8"/>return *this;</text:p>
      <text:p text:style-name="Standard"><text:s text:c="4"/>}</text:p>
      <text:p text:style-name="Standard"><text:s text:c="8"/></text:p>
      <text:p text:style-name="Standard"/>
      <text:p text:style-name="Standard"><text:s text:c="4"/>BinarySearchTree &amp; operator=( BinarySearchTree &amp;&amp; rhs )</text:p>
      <text:p text:style-name="Standard"><text:s text:c="4"/>{</text:p>
      <text:p text:style-name="Standard"><text:s text:c="8"/>std::swap( root, rhs.root ); <text:s text:c="6"/></text:p>
      <text:p text:style-name="Standard"><text:s text:c="8"/>return *this;</text:p>
      <text:p text:style-name="Standard"><text:s text:c="4"/>}</text:p>
      <text:p text:style-name="Standard"><text:s text:c="4"/></text:p>
      <text:p text:style-name="Standard"/>
      <text:p text:style-name="Standard"><text:s text:c="4"/>const C &amp; findMin( ) const</text:p>
      <text:p text:style-name="Standard"><text:s text:c="4"/>{</text:p>
      <text:p text:style-name="Standard"><text:s text:c="6"/>assert(!isEmpty());</text:p>
      <text:p text:style-name="Standard"><text:s text:c="8"/>return findMin( root )-&gt;element;</text:p>
      <text:p text:style-name="Standard"><text:s text:c="4"/>}</text:p>
      <text:p text:style-name="Standard"/>
      <text:p text:style-name="Standard"/>
      <text:p text:style-name="Standard"><text:s text:c="4"/>const C &amp; findMax( ) const</text:p>
      <text:p text:style-name="Standard"><text:s text:c="4"/>{</text:p>
      <text:p text:style-name="Standard"/>
      <text:p text:style-name="Standard"><text:s text:c="6"/>assert(!isEmpty());</text:p>
      <text:p text:style-name="Standard"><text:s text:c="6"/>return findMax( root )-&gt;element;</text:p>
      <text:p text:style-name="Standard"><text:s text:c="4"/>}</text:p>
      <text:p text:style-name="Standard"/>
      <text:p text:style-name="Standard"><text:s text:c="4"/>bool contains( const C &amp; x ) const</text:p>
      <text:p text:style-name="Standard"><text:s text:c="4"/>{</text:p>
      <text:p text:style-name="Standard"><text:s text:c="8"/>return contains( x, root );</text:p>
      <text:p text:style-name="Standard"><text:s text:c="4"/>}</text:p>
      <text:p text:style-name="Standard"/>
      <text:p text:style-name="Standard"><text:s text:c="4"/>bool isEmpty( ) const</text:p>
      <text:p text:style-name="Standard"><text:s text:c="4"/>{</text:p>
      <text:p text:style-name="Standard"><text:s text:c="8"/>return root == nullptr;</text:p>
      <text:p text:style-name="Standard"><text:s text:c="4"/>}</text:p>
      <text:p text:style-name="Standard"/>
      <text:p text:style-name="Standard"><text:s text:c="4"/>void printTree( ostream &amp; out = cout ) const</text:p>
      <text:p text:style-name="Standard"><text:s text:c="4"/>{</text:p>
      <text:p text:style-name="Standard"><text:s text:c="8"/>if( isEmpty( ) )</text:p>
      <text:p text:style-name="Standard"><text:soft-page-break/><text:s text:c="12"/>out &lt;&lt; "Empty tree" &lt;&lt; endl;</text:p>
      <text:p text:style-name="Standard"><text:s text:c="8"/>else</text:p>
      <text:p text:style-name="Standard"><text:s text:c="12"/>printTree( root, out );</text:p>
      <text:p text:style-name="Standard"><text:s text:c="4"/>}</text:p>
      <text:p text:style-name="Standard"/>
      <text:p text:style-name="Standard"><text:s text:c="4"/>void printInternal()</text:p>
      <text:p text:style-name="Standard"><text:s text:c="4"/>{</text:p>
      <text:p text:style-name="Standard"><text:s text:c="6"/>printInternal(root,0);</text:p>
      <text:p text:style-name="Standard"><text:s text:c="4"/>}</text:p>
      <text:p text:style-name="Standard"/>
      <text:p text:style-name="Standard"><text:s text:c="4"/>void makeEmpty( )</text:p>
      <text:p text:style-name="Standard"><text:s text:c="4"/>{</text:p>
      <text:p text:style-name="Standard"><text:s text:c="8"/>makeEmpty( root );</text:p>
      <text:p text:style-name="Standard"><text:s text:c="4"/>}</text:p>
      <text:p text:style-name="Standard"/>
      <text:p text:style-name="Standard"/>
      <text:p text:style-name="Standard"><text:s text:c="4"/>void insert( const C &amp; x )</text:p>
      <text:p text:style-name="Standard"><text:s text:c="4"/>{</text:p>
      <text:p text:style-name="Standard"><text:s text:c="6"/>insert( x, root, root <text:s text:c="2"/>);</text:p>
      <text:p text:style-name="Standard"><text:s text:c="4"/>}</text:p>
      <text:p text:style-name="Standard"/>
      <text:p text:style-name="Standard"><text:s text:c="4"/>void insert( C &amp;&amp; x )</text:p>
      <text:p text:style-name="Standard"><text:s text:c="4"/>{</text:p>
      <text:p text:style-name="Standard"><text:s text:c="6"/>insert( std::move( x ), root, root <text:s text:c="2"/>);</text:p>
      <text:p text:style-name="Standard"><text:s text:c="4"/>}</text:p>
      <text:p text:style-name="Standard"><text:s text:c="4"/></text:p>
      <text:p text:style-name="Standard"><text:s text:c="4"/>void remove( const C &amp; x )</text:p>
      <text:p text:style-name="Standard"><text:s text:c="4"/>{</text:p>
      <text:p text:style-name="Standard"><text:s text:c="8"/>remove( x, root );</text:p>
      <text:p text:style-name="Standard"><text:s text:c="4"/>}</text:p>
      <text:p text:style-name="Standard"/>
      <text:p text:style-name="Standard"><text:s text:c="4"/>iterator begin() const</text:p>
      <text:p text:style-name="Standard"><text:s text:c="4"/>{</text:p>
      <text:p text:style-name="Standard"><text:s text:c="6"/>BinaryNode *t = root;</text:p>
      <text:p text:style-name="Standard"><text:s text:c="6"/>while (t-&gt;left != 0)</text:p>
      <text:p text:style-name="Standard"><text:tab/>t = t-&gt;left;</text:p>
      <text:p text:style-name="Standard"><text:s text:c="6"/>iterator beg(t);</text:p>
      <text:p text:style-name="Standard"><text:s text:c="6"/>return beg;</text:p>
      <text:p text:style-name="Standard"><text:s text:c="4"/>}</text:p>
      <text:p text:style-name="Standard"/>
      <text:p text:style-name="Standard"><text:s text:c="4"/>iterator end() const</text:p>
      <text:p text:style-name="Standard"><text:s text:c="4"/>{</text:p>
      <text:p text:style-name="Standard"><text:s text:c="6"/>iterator end(0);</text:p>
      <text:p text:style-name="Standard"><text:s text:c="6"/>return end;</text:p>
      <text:p text:style-name="Standard"><text:s text:c="4"/>}</text:p>
      <text:p text:style-name="Standard"/>
      <text:p text:style-name="Standard"><text:s text:c="4"/>void parent_check()</text:p>
      <text:p text:style-name="Standard"><text:s text:c="4"/>{</text:p>
      <text:p text:style-name="Standard"><text:s text:c="6"/>parent_check(root);</text:p>
      <text:p text:style-name="Standard"><text:soft-page-break/><text:s text:c="4"/>}</text:p>
      <text:p text:style-name="Standard"><text:s text:c="4"/></text:p>
      <text:p text:style-name="Standard"><text:s text:c="2"/>private:</text:p>
      <text:p text:style-name="Standard"/>
      <text:p text:style-name="Standard"><text:s text:c="4"/>BinaryNode *root;</text:p>
      <text:p text:style-name="Standard"/>
      <text:p text:style-name="Standard"/>
      <text:p text:style-name="Standard"><text:s text:c="4"/>/**</text:p>
      <text:p text:style-name="Standard"><text:s text:c="5"/>* Internal method to insert into a subtree.</text:p>
      <text:p text:style-name="Standard"><text:s text:c="5"/>* x is the item to insert.</text:p>
      <text:p text:style-name="Standard"><text:s text:c="5"/>* t is the node that roots the subtree.</text:p>
      <text:p text:style-name="Standard"><text:s text:c="5"/>* Set the new root of the subtree.</text:p>
      <text:p text:style-name="Standard"><text:s text:c="5"/>*/</text:p>
      <text:p text:style-name="Standard"><text:s text:c="4"/>void insert( const C &amp; x, BinaryNode * &amp; t, BinaryNode * &amp; par )</text:p>
      <text:p text:style-name="Standard"><text:s text:c="4"/>{</text:p>
      <text:p text:style-name="Standard"><text:s text:c="8"/>if( t == nullptr )</text:p>
      <text:p text:style-name="Standard"><text:tab/> <text:s/>t = new BinaryNode{ x, nullptr, nullptr, par };</text:p>
      <text:p text:style-name="Standard"><text:s text:c="8"/>else if( x &lt; t-&gt;element )</text:p>
      <text:p text:style-name="Standard"><text:tab/> <text:s/>insert( x, t-&gt;left, t );</text:p>
      <text:p text:style-name="Standard"><text:s text:c="8"/>else if( t-&gt;element &lt; x )</text:p>
      <text:p text:style-name="Standard"><text:tab/> <text:s/>insert( x, t-&gt;right, t );</text:p>
      <text:p text:style-name="Standard"><text:s text:c="8"/>else</text:p>
      <text:p text:style-name="Standard"><text:s text:c="12"/>; <text:s/>// Duplicate; do nothing</text:p>
      <text:p text:style-name="Standard"><text:s text:c="4"/>}</text:p>
      <text:p text:style-name="Standard"><text:s text:c="4"/></text:p>
      <text:p text:style-name="Standard"><text:s text:c="4"/>/**</text:p>
      <text:p text:style-name="Standard"><text:s text:c="5"/>* Internal method to insert into a subtree.</text:p>
      <text:p text:style-name="Standard"><text:s text:c="5"/>* x is the item to insert.</text:p>
      <text:p text:style-name="Standard"><text:s text:c="5"/>* t is the node that roots the subtree.</text:p>
      <text:p text:style-name="Standard"><text:s text:c="5"/>* Set the new root of the subtree.</text:p>
      <text:p text:style-name="Standard"><text:s text:c="5"/>*/</text:p>
      <text:p text:style-name="Standard"><text:s text:c="4"/>void insert( C &amp;&amp; x, BinaryNode * &amp; t, BinaryNode * &amp; par )</text:p>
      <text:p text:style-name="Standard"><text:s text:c="4"/>{</text:p>
      <text:p text:style-name="Standard"><text:s text:c="8"/>if( t == nullptr )</text:p>
      <text:p text:style-name="Standard"><text:tab/> <text:s/>t = new BinaryNode{ std::move( x ), nullptr, nullptr, par };</text:p>
      <text:p text:style-name="Standard"><text:s text:c="8"/>else if( x &lt; t-&gt;element )</text:p>
      <text:p text:style-name="Standard"><text:tab/> <text:s/>insert( std::move( x ), t-&gt;left, t );</text:p>
      <text:p text:style-name="Standard"><text:s text:c="8"/>else if( t-&gt;element &lt; x )</text:p>
      <text:p text:style-name="Standard"><text:tab/> <text:s/>insert( std::move( x ), t-&gt;right, t );</text:p>
      <text:p text:style-name="Standard"><text:s text:c="8"/>else</text:p>
      <text:p text:style-name="Standard"><text:s text:c="12"/>; <text:s/>// Duplicate; do nothing</text:p>
      <text:p text:style-name="Standard"><text:s text:c="4"/>}</text:p>
      <text:p text:style-name="Standard"/>
      <text:p text:style-name="Standard"><text:s text:c="4"/>/**</text:p>
      <text:p text:style-name="Standard"><text:s text:c="5"/>* Internal method to remove from a subtree.</text:p>
      <text:p text:style-name="Standard"><text:s text:c="5"/>* x is the item to remove.</text:p>
      <text:p text:style-name="Standard"><text:s text:c="5"/>* t is the node that roots the subtree.</text:p>
      <text:p text:style-name="Standard"><text:s text:c="5"/>* Set the new root of the subtree.</text:p>
      <text:p text:style-name="Standard"><text:s text:c="5"/>*/</text:p>
      <text:p text:style-name="Standard"><text:soft-page-break/><text:s text:c="4"/>void remove( const C &amp; x, BinaryNode * &amp; t )</text:p>
      <text:p text:style-name="Standard"><text:s text:c="4"/>{</text:p>
      <text:p text:style-name="Standard"><text:s text:c="8"/>if( t == nullptr )</text:p>
      <text:p text:style-name="Standard"><text:s text:c="12"/>return; <text:s text:c="2"/>// Item not found; do nothing</text:p>
      <text:p text:style-name="Standard"><text:s text:c="8"/>if( x &lt; t-&gt;element )</text:p>
      <text:p text:style-name="Standard"><text:s text:c="12"/>remove( x, t-&gt;left );</text:p>
      <text:p text:style-name="Standard"><text:s text:c="8"/>else if( t-&gt;element &lt; x )</text:p>
      <text:p text:style-name="Standard"><text:s text:c="12"/>remove( x, t-&gt;right );</text:p>
      <text:p text:style-name="Standard"><text:s text:c="8"/>else if( t-&gt;left != nullptr &amp;&amp; t-&gt;right != nullptr ) // Two children</text:p>
      <text:p text:style-name="Standard"><text:s text:c="8"/>{</text:p>
      <text:p text:style-name="Standard"><text:s text:c="12"/>t-&gt;element = findMin( t-&gt;right )-&gt;element;</text:p>
      <text:p text:style-name="Standard"><text:s text:c="12"/>remove( t-&gt;element, t-&gt;right 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BinaryNode *oldNode = t;</text:p>
      <text:p text:style-name="Standard"><text:s text:c="11"/></text:p>
      <text:p text:style-name="Standard"><text:tab/> <text:s text:c="3"/>if (t-&gt;left != nullptr)</text:p>
      <text:p text:style-name="Standard"><text:tab/> <text:s text:c="5"/>{</text:p>
      <text:p text:style-name="Standard"><text:tab/><text:tab/>t-&gt;left-&gt;parent = t-&gt;parent;</text:p>
      <text:p text:style-name="Standard"><text:tab/><text:tab/>t = t-&gt;left;</text:p>
      <text:p text:style-name="Standard"><text:tab/> <text:s text:c="5"/>}</text:p>
      <text:p text:style-name="Standard"><text:tab/> <text:s text:c="3"/>else</text:p>
      <text:p text:style-name="Standard"><text:tab/> <text:s text:c="5"/>{</text:p>
      <text:p text:style-name="Standard"><text:tab/><text:tab/>if (t-&gt;right != 0)</text:p>
      <text:p text:style-name="Standard"><text:tab/><text:tab/> <text:s/>t-&gt;right-&gt;parent = t-&gt;parent;</text:p>
      <text:p text:style-name="Standard"><text:tab/><text:tab/>t = t-&gt;right;</text:p>
      <text:p text:style-name="Standard"><text:tab/> <text:s text:c="5"/>}</text:p>
      <text:p text:style-name="Standard"><text:tab/> <text:s text:c="5"/></text:p>
      <text:p text:style-name="Standard"><text:s text:c="12"/>delete oldNode;</text:p>
      <text:p text:style-name="Standard"><text:s text:c="8"/>}</text:p>
      <text:p text:style-name="Standard"><text:s text:c="4"/>}</text:p>
      <text:p text:style-name="Standard"/>
      <text:p text:style-name="Standard"><text:s text:c="4"/>void parent_check(BinaryNode *t)</text:p>
      <text:p text:style-name="Standard"><text:s text:c="4"/>{</text:p>
      <text:p text:style-name="Standard"><text:s text:c="6"/>if(t == nullptr)</text:p>
      <text:p text:style-name="Standard"><text:tab/>return;</text:p>
      <text:p text:style-name="Standard"><text:s text:c="6"/>if (t-&gt;parent == nullptr)</text:p>
      <text:p text:style-name="Standard"><text:tab/>cout &lt;&lt; t-&gt;element &lt;&lt; " has parent null" &lt;&lt; endl;</text:p>
      <text:p text:style-name="Standard"><text:s text:c="6"/>else</text:p>
      <text:p text:style-name="Standard"><text:tab/>cout &lt;&lt; t-&gt;element &lt;&lt; " has parent " &lt;&lt; t-&gt;parent-&gt;element &lt;&lt; endl;</text:p>
      <text:p text:style-name="Standard"><text:s text:c="6"/>parent_check(t-&gt;left);</text:p>
      <text:p text:style-name="Standard"><text:s text:c="6"/>parent_check(t-&gt;right);</text:p>
      <text:p text:style-name="Standard"><text:s text:c="6"/>return;</text:p>
      <text:p text:style-name="Standard"><text:s text:c="4"/>}</text:p>
      <text:p text:style-name="Standard"/>
      <text:p text:style-name="Standard"><text:s text:c="4"/></text:p>
      <text:p text:style-name="Standard"><text:s text:c="4"/>/**</text:p>
      <text:p text:style-name="Standard"><text:s text:c="5"/>* Internal method to find the smallest item in a subtree t.</text:p>
      <text:p text:style-name="Standard"><text:soft-page-break/><text:s text:c="5"/>* Return node containing the smallest item.</text:p>
      <text:p text:style-name="Standard"><text:s text:c="5"/>*/</text:p>
      <text:p text:style-name="Standard"><text:s text:c="4"/>BinaryNode * findMin( BinaryNode *t ) const</text:p>
      <text:p text:style-name="Standard"><text:s text:c="4"/>{</text:p>
      <text:p text:style-name="Standard"><text:s text:c="8"/>if( t == nullptr )</text:p>
      <text:p text:style-name="Standard"><text:s text:c="12"/>return nullptr;</text:p>
      <text:p text:style-name="Standard"><text:s text:c="8"/>if( t-&gt;left == nullptr )</text:p>
      <text:p text:style-name="Standard"><text:s text:c="12"/>return t;</text:p>
      <text:p text:style-name="Standard"><text:s text:c="8"/>return findMin( t-&gt;left );</text:p>
      <text:p text:style-name="Standard"><text:s text:c="4"/>}</text:p>
      <text:p text:style-name="Standard"/>
      <text:p text:style-name="Standard"><text:s text:c="4"/>/**</text:p>
      <text:p text:style-name="Standard"><text:s text:c="5"/>* Internal method to find the largest item in a subtree t.</text:p>
      <text:p text:style-name="Standard"><text:s text:c="5"/>* Return node containing the largest item.</text:p>
      <text:p text:style-name="Standard"><text:s text:c="5"/>*/</text:p>
      <text:p text:style-name="Standard"><text:s text:c="4"/>BinaryNode * findMax( BinaryNode *t ) const</text:p>
      <text:p text:style-name="Standard"><text:s text:c="4"/>{</text:p>
      <text:p text:style-name="Standard"><text:s text:c="8"/>if( t != nullptr )</text:p>
      <text:p text:style-name="Standard"><text:s text:c="12"/>while( t-&gt;right != nullptr )</text:p>
      <text:p text:style-name="Standard"><text:s text:c="16"/>t = t-&gt;right;</text:p>
      <text:p text:style-name="Standard"><text:s text:c="8"/>return t;</text:p>
      <text:p text:style-name="Standard"><text:s text:c="4"/>}</text:p>
      <text:p text:style-name="Standard"/>
      <text:p text:style-name="Standard"/>
      <text:p text:style-name="Standard"><text:s text:c="4"/>/**</text:p>
      <text:p text:style-name="Standard"><text:s text:c="5"/>* Internal method to test if an item is in a subtree.</text:p>
      <text:p text:style-name="Standard"><text:s text:c="5"/>* x is item to search for.</text:p>
      <text:p text:style-name="Standard"><text:s text:c="5"/>* t is the node that roots the subtree.</text:p>
      <text:p text:style-name="Standard"><text:s text:c="5"/>*/</text:p>
      <text:p text:style-name="Standard"><text:s text:c="4"/>bool contains( const C &amp; x, BinaryNode *t ) const</text:p>
      <text:p text:style-name="Standard"><text:s text:c="4"/>{</text:p>
      <text:p text:style-name="Standard"><text:s text:c="8"/>if( t == nullptr )</text:p>
      <text:p text:style-name="Standard"><text:s text:c="12"/>return false;</text:p>
      <text:p text:style-name="Standard"><text:s text:c="8"/>else if( x &lt; t-&gt;element )</text:p>
      <text:p text:style-name="Standard"><text:s text:c="12"/>return contains( x, t-&gt;left );</text:p>
      <text:p text:style-name="Standard"><text:s text:c="8"/>else if( t-&gt;element &lt; x )</text:p>
      <text:p text:style-name="Standard"><text:s text:c="12"/>return contains( x, t-&gt;right );</text:p>
      <text:p text:style-name="Standard"><text:s text:c="8"/>else</text:p>
      <text:p text:style-name="Standard"><text:s text:c="12"/>return true; <text:s text:c="3"/>// Match</text:p>
      <text:p text:style-name="Standard"><text:s text:c="4"/>}</text:p>
      <text:p text:style-name="Standard"/>
      <text:p text:style-name="Standard"><text:s text:c="4"/>void makeEmpty( BinaryNode * &amp; t )</text:p>
      <text:p text:style-name="Standard"><text:s text:c="4"/>{</text:p>
      <text:p text:style-name="Standard"><text:s text:c="8"/>if( t != nullptr )</text:p>
      <text:p text:style-name="Standard"><text:s text:c="8"/>{</text:p>
      <text:p text:style-name="Standard"><text:s text:c="12"/>makeEmpty( t-&gt;left );</text:p>
      <text:p text:style-name="Standard"><text:s text:c="12"/>makeEmpty( t-&gt;right );</text:p>
      <text:p text:style-name="Standard"><text:s text:c="12"/>delete t;</text:p>
      <text:p text:style-name="Standard"><text:s text:c="8"/>}</text:p>
      <text:p text:style-name="Standard"><text:soft-page-break/><text:s text:c="8"/>t = nullptr;</text:p>
      <text:p text:style-name="Standard"><text:s text:c="4"/>}</text:p>
      <text:p text:style-name="Standard"/>
      <text:p text:style-name="Standard"/>
      <text:p text:style-name="Standard"><text:s text:c="4"/>void printTree( BinaryNode *t, ostream &amp; out ) const</text:p>
      <text:p text:style-name="Standard"><text:s text:c="4"/>{</text:p>
      <text:p text:style-name="Standard"><text:s text:c="8"/>if( t != nullptr )</text:p>
      <text:p text:style-name="Standard"><text:s text:c="8"/>{</text:p>
      <text:p text:style-name="Standard"><text:s text:c="12"/>printTree( t-&gt;left, out );</text:p>
      <text:p text:style-name="Standard"><text:s text:c="12"/>out &lt;&lt; t-&gt;element &lt;&lt; endl;</text:p>
      <text:p text:style-name="Standard"><text:s text:c="12"/>printTree( t-&gt;right, out );</text:p>
      <text:p text:style-name="Standard"><text:s text:c="8"/>}</text:p>
      <text:p text:style-name="Standard"><text:s text:c="4"/>}</text:p>
      <text:p text:style-name="Standard"/>
      <text:p text:style-name="Standard"><text:s text:c="4"/>void printInternal(BinaryNode* t, int offset)</text:p>
      <text:p text:style-name="Standard"><text:s text:c="4"/>{</text:p>
      <text:p text:style-name="Standard"><text:s text:c="6"/>if (t == nullptr)</text:p>
      <text:p text:style-name="Standard"><text:tab/>return;</text:p>
      <text:p text:style-name="Standard"><text:s text:c="6"/></text:p>
      <text:p text:style-name="Standard"><text:s text:c="6"/>for(int i = 1; i &lt;= offset; i++)</text:p>
      <text:p text:style-name="Standard"><text:tab/>cout &lt;&lt; "..";</text:p>
      <text:p text:style-name="Standard"><text:s text:c="6"/>cout &lt;&lt; <text:s/>t-&gt;element &lt;&lt; endl;</text:p>
      <text:p text:style-name="Standard"/>
      <text:p text:style-name="Standard"><text:s text:c="6"/>printInternal(t-&gt;left, offset + 1);</text:p>
      <text:p text:style-name="Standard"><text:s text:c="6"/>printInternal(t-&gt;right, offset + 1);</text:p>
      <text:p text:style-name="Standard"><text:s text:c="4"/>}</text:p>
      <text:p text:style-name="Standard"><text:s text:c="4"/></text:p>
      <text:p text:style-name="Standard"/>
      <text:p text:style-name="Standard"><text:s text:c="4"/>BinaryNode * clone( BinaryNode *t ) const</text:p>
      <text:p text:style-name="Standard"><text:s text:c="4"/>{</text:p>
      <text:p text:style-name="Standard"><text:s text:c="8"/>if( t == nullptr )</text:p>
      <text:p text:style-name="Standard"><text:s text:c="12"/>return nullptr;</text:p>
      <text:p text:style-name="Standard"><text:s text:c="8"/>else</text:p>
      <text:p text:style-name="Standard"><text:tab/> <text:s/>return new BinaryNode{ t-&gt;element, clone( t-&gt;left ), clone( t-&gt;right ),</text:p>
      <text:p text:style-name="Standard"><text:tab/> <text:s text:c="5"/>clone(t-&gt;parent)};</text:p>
      <text:p text:style-name="Standard"><text:s text:c="4"/>}</text:p>
      <text:p text:style-name="Standard">};</text:p>
      <text:p text:style-name="Standard"/>
      <text:p text:style-name="Standard">#endif</text:p>
      <text:p text:style-name="P4"/>
      <text:p text:style-name="P5"/>
      <text:p text:style-name="P5"/>
      <text:p text:style-name="P1"/>
      <text:p text:style-name="P1"/>
      <text:p text:style-name="P1">#include "BinarySearchTreeLab7.h"</text:p>
      <text:p text:style-name="P1">#include &lt;iostream&gt;</text:p>
      <text:p text:style-name="P1"/>
      <text:p text:style-name="P1">using namespace std;</text:p>
      <text:p text:style-name="P1"><text:soft-page-break/></text:p>
      <text:p text:style-name="P1">int main()</text:p>
      <text:p text:style-name="P1">{</text:p>
      <text:p text:style-name="P1">BinarySearchTree&lt;int&gt; mybst;</text:p>
      <text:p text:style-name="P1">int next;</text:p>
      <text:p text:style-name="P1">for (int i = 1; i &lt;= 10; i++)</text:p>
      <text:p text:style-name="P1">{</text:p>
      <text:p text:style-name="P1">cout &lt;&lt; "Integer: ";</text:p>
      <text:p text:style-name="P1">cin &gt;&gt; next;</text:p>
      <text:p text:style-name="P1">cout &lt;&lt; endl;</text:p>
      <text:p text:style-name="P1">mybst.insert(next);</text:p>
      <text:p text:style-name="P1">}</text:p>
      <text:p text:style-name="P1">cout &lt;&lt; endl &lt;&lt; "Values entered" &lt;&lt; endl;</text:p>
      <text:p text:style-name="P1">mybst.printTree();</text:p>
      <text:p text:style-name="P1">cout &lt;&lt; endl;</text:p>
      <text:p text:style-name="P1">mybst.printInternal();</text:p>
      <text:p text:style-name="P1">cout &lt;&lt; endl &lt;&lt; endl;</text:p>
      <text:p text:style-name="P1">cout &lt;&lt; "And with iterators ..." &lt;&lt; endl;</text:p>
      <text:p text:style-name="P1">BinarySearchTree&lt;int&gt;::iterator itr = mybst.begin();</text:p>
      <text:p text:style-name="P1">for (; itr != mybst.end(); ++itr)</text:p>
      <text:p text:style-name="P1">cout &lt;&lt; *itr &lt;&lt; endl;</text:p>
      <text:p text:style-name="P1">cout &lt;&lt; endl &lt;&lt; endl;</text:p>
      <text:p text:style-name="P1">cout &lt;&lt; "Now doing some removals ..." &lt;&lt; endl;</text:p>
      <text:p text:style-name="P1">for (int i = 1; i &lt;= 3; i++)</text:p>
      <text:p text:style-name="P1">{</text:p>
      <text:p text:style-name="P1">cout &lt;&lt; "Remove? ";</text:p>
      <text:p text:style-name="P1">cin &gt;&gt; next;</text:p>
      <text:p text:style-name="P1">cout &lt;&lt; endl;</text:p>
      <text:p text:style-name="P1">mybst.remove(next);</text:p>
      <text:p text:style-name="P1">}</text:p>
      <text:p text:style-name="P1">cout &lt;&lt; endl;</text:p>
      <text:p text:style-name="P1">mybst.printTree();</text:p>
      <text:p text:style-name="P1">cout &lt;&lt; endl;</text:p>
      <text:p text:style-name="P1">mybst.printInternal();</text:p>
      <text:p text:style-name="P1">cout &lt;&lt; endl &lt;&lt; endl;</text:p>
      <text:p text:style-name="P1">cout &lt;&lt; "And with iterators ..." &lt;&lt; endl;</text:p>
      <text:p text:style-name="P1">itr = mybst.begin();</text:p>
      <text:p text:style-name="P1">for (; itr != mybst.end(); ++itr)</text:p>
      <text:p text:style-name="P1">cout &lt;&lt; *itr &lt;&lt; endl;</text:p>
      <text:p text:style-name="P1">cout &lt;&lt; endl &lt;&lt; endl;</text:p>
      <text:p text:style-name="P1">return 0;</text:p>
      <text:p text:style-name="P1">}</text:p>
      <text:p text:style-name="P1"/>
      <text:p text:style-name="P1"/>
      <text:p text:style-name="P5"/>
      <text:p text:style-name="P5"/>
      <text:p text:style-name="P5"/>
      <text:p text:style-name="P1"/>
      <text:p text:style-name="P1"><text:soft-page-break/></text:p>
      <text:p text:style-name="P1">Script started on 2018-05-24 23:12:12-0700</text:p>
      <text:p text:style-name="P1">#]0;bobby@blade: ~/Documents/lab7##[01;32mbobby@blade#[00m:#[01;34m~/Documents/lab7#[00m$ ./bnt ######g++ HW3.cpp -o bnt</text:p>
      <text:p text:style-name="P1">#]0;bobby@blade: ~/Documents/lab7##[01;32mbobby@blade#[00m:#[01;34m~/Documents/lab7#[00m$ g++ HW3.cpp -o bnt###################[12P./bnt </text:p>
      <text:p text:style-name="P1">Integer: 5</text:p>
      <text:p text:style-name="P1"/>
      <text:p text:style-name="P1">Integer: 3</text:p>
      <text:p text:style-name="P1"/>
      <text:p text:style-name="P1">Integer: 6</text:p>
      <text:p text:style-name="P1"/>
      <text:p text:style-name="P1">Integer: 32</text:p>
      <text:p text:style-name="P1"/>
      <text:p text:style-name="P1">Integer: 4</text:p>
      <text:p text:style-name="P1"/>
      <text:p text:style-name="P1">Integer: 1</text:p>
      <text:p text:style-name="P1"/>
      <text:p text:style-name="P1">Integer: 8</text:p>
      <text:p text:style-name="P1"/>
      <text:p text:style-name="P1">Integer: 9</text:p>
      <text:p text:style-name="P1"/>
      <text:p text:style-name="P1">Integer: 44</text:p>
      <text:p text:style-name="P1"/>
      <text:p text:style-name="P1">Integer: 33</text:p>
      <text:p text:style-name="P1"/>
      <text:p text:style-name="P1"/>
      <text:p text:style-name="P1">Values entered</text:p>
      <text:p text:style-name="P1">1</text:p>
      <text:p text:style-name="P1">3</text:p>
      <text:p text:style-name="P1">4</text:p>
      <text:p text:style-name="P1">5</text:p>
      <text:p text:style-name="P1">6</text:p>
      <text:p text:style-name="P1">8</text:p>
      <text:p text:style-name="P1">9</text:p>
      <text:p text:style-name="P1">32</text:p>
      <text:p text:style-name="P1">33</text:p>
      <text:p text:style-name="P1">44</text:p>
      <text:p text:style-name="P1"/>
      <text:p text:style-name="P1">5</text:p>
      <text:p text:style-name="P1">..3</text:p>
      <text:p text:style-name="P1">....1</text:p>
      <text:p text:style-name="P1">....4</text:p>
      <text:p text:style-name="P1">..6</text:p>
      <text:p text:style-name="P1">....32</text:p>
      <text:p text:style-name="P1">......8</text:p>
      <text:p text:style-name="P1">........9</text:p>
      <text:p text:style-name="P1"><text:soft-page-break/>......44</text:p>
      <text:p text:style-name="P1">........33</text:p>
      <text:p text:style-name="P1"/>
      <text:p text:style-name="P1"/>
      <text:p text:style-name="P1">And with iterators ...</text:p>
      <text:p text:style-name="P1">1</text:p>
      <text:p text:style-name="P1">1</text:p>
      <text:p text:style-name="P1">1</text:p>
      <text:p text:style-name="P1"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22:50:51.295107908</meta:creation-date>
    <dc:date>2018-05-24T23:13:47.110229190</dc:date>
    <meta:editing-duration>PT11M54S</meta:editing-duration>
    <meta:editing-cycles>4</meta:editing-cycles>
    <meta:generator>LibreOffice/5.4.5.1$Linux_X86_64 LibreOffice_project/40m0$Build-1</meta:generator>
    <meta:document-statistic meta:table-count="0" meta:image-count="0" meta:object-count="0" meta:page-count="13" meta:paragraph-count="496" meta:word-count="1521" meta:character-count="10155" meta:non-whitespace-character-count="7154"/>
  </office:meta>
</office:document-meta>
</file>